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4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5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3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1" svg:font-family="Verdana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Verdana2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36b52" style:font-name="Verdana1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6" style:family="paragraph" style:parent-style-name="Standard">
      <style:paragraph-properties fo:text-align="start" style:justify-single-word="false"/>
      <style:text-properties officeooo:rsid="00211081" officeooo:paragraph-rsid="00211081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officeooo:rsid="001df3db" officeooo:paragraph-rsid="001df3db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1df3db" officeooo:paragraph-rsid="0021a021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11081" officeooo:paragraph-rsid="00211081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paragraph-rsid="0025eb28"/>
    </style:style>
    <style:style style:name="P12" style:family="paragraph" style:parent-style-name="Standard">
      <style:paragraph-properties fo:text-align="start" style:justify-single-word="false"/>
      <style:text-properties officeooo:paragraph-rsid="0027f63c"/>
    </style:style>
    <style:style style:name="P13" style:family="paragraph" style:parent-style-name="Standard">
      <style:paragraph-properties fo:text-align="start" style:justify-single-word="false"/>
      <style:text-properties fo:color="#3d495c" style:text-position="0% 100%" style:font-name="Verdana2" fo:font-size="10pt" fo:font-style="normal" fo:font-weight="bold" officeooo:rsid="001df3db" officeooo:paragraph-rsid="0021a021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211081" officeooo:paragraph-rsid="00211081"/>
    </style:style>
    <style:style style:name="P15" style:family="paragraph" style:parent-style-name="Standard">
      <style:paragraph-properties fo:text-align="center" style:justify-single-word="false"/>
      <style:text-properties fo:font-weight="bold" officeooo:paragraph-rsid="0025eb2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paragraph-rsid="0025eb2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7f63c" officeooo:paragraph-rsid="0027f63c" style:font-weight-asian="normal" style:font-weight-complex="normal"/>
    </style:style>
    <style:style style:name="T1" style:family="text">
      <style:text-properties officeooo:rsid="0021a021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color="#158466" style:font-name="DejaVu Sans" fo:font-style="normal" style:text-underline-style="none" fo:font-weight="bold" officeooo:rsid="00211081" style:font-style-asian="normal" style:font-weight-asian="bold" style:font-style-complex="normal" style:font-weight-complex="bold"/>
    </style:style>
    <style:style style:name="T5" style:family="text">
      <style:text-properties style:font-name="DejaVu Sans"/>
    </style:style>
    <style:style style:name="T6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3d495c" style:font-name="Verdana2" fo:font-style="normal" style:font-style-asian="normal" style:font-style-complex="normal"/>
    </style:style>
    <style:style style:name="T8" style:family="text">
      <style:text-properties fo:color="#3d495c" style:font-name="Verdana2" fo:font-style="normal" officeooo:rsid="00244631" style:font-style-asian="normal" style:font-style-complex="normal"/>
    </style:style>
    <style:style style:name="T9" style:family="text">
      <style:text-properties fo:color="#3d495c" style:font-name="Verdana2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3d495c" style:font-name="Verdana" fo:font-style="normal" style:font-style-asian="normal" style:font-style-complex="normal" loext:padding="0.049cm" loext:border="0.06pt solid #e1e5eb"/>
    </style:style>
    <style:style style:name="T11" style:family="text">
      <style:text-properties fo:color="#3d495c" style:font-name="Verdana" fo:font-size="10.5pt" fo:font-weight="bold" style:font-size-asian="10.5pt" style:font-weight-asian="bold" style:font-size-complex="10.5pt" style:font-weight-complex="bold" loext:padding="0.049cm" loext:border="0.06pt solid #e1e5eb"/>
    </style:style>
    <style:style style:name="T12" style:family="text">
      <style:text-properties fo:color="#3d495c" style:text-position="0% 100%" style:font-name="Verdana2" fo:font-size="10pt" fo:font-style="normal" style:font-size-asian="10pt" style:font-style-asian="normal" style:font-size-complex="10pt" style:font-style-complex="normal"/>
    </style:style>
    <style:style style:name="T13" style:family="text">
      <style:text-properties fo:color="#3d495c" style:text-position="0% 100%" style:font-name="Verdana2" fo:font-size="10pt" fo:font-style="normal" officeooo:rsid="0021a021" style:font-size-asian="10pt" style:font-style-asian="normal" style:font-size-complex="10pt" style:font-style-complex="normal"/>
    </style:style>
    <style:style style:name="T14" style:family="text">
      <style:text-properties fo:color="#3d495c" style:text-position="0% 100%" fo:font-size="10pt" fo:font-style="normal" style:font-size-asian="10pt" style:font-style-asian="normal" style:font-size-complex="10pt" style:font-style-complex="normal"/>
    </style:style>
    <style:style style:name="T15" style:family="text">
      <style:text-properties fo:color="#3d495c" style:font-name="Verdana4"/>
    </style:style>
    <style:style style:name="T16" style:family="text">
      <style:text-properties fo:color="#3d495c" style:font-name="Verdana4" officeooo:rsid="00292567"/>
    </style:style>
    <style:style style:name="T17" style:family="text">
      <style:text-properties fo:font-variant="normal" fo:text-transform="none" fo:color="#e83e8c" style:text-position="0% 100%" style:font-name="SFMono-Regular" fo:font-size="10pt" fo:letter-spacing="normal" fo:font-style="normal" fo:font-weight="normal" style:font-size-asian="10pt" style:font-style-asian="normal" style:font-size-complex="10pt" style:font-style-complex="normal" loext:padding="0.049cm" loext:border="0.06pt solid #e1e5eb"/>
    </style:style>
    <style:style style:name="T18" style:family="text">
      <style:text-properties officeooo:rsid="0024463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11081" style:font-weight-asian="bold" style:font-weight-complex="bold"/>
    </style:style>
    <style:style style:name="T21" style:family="text">
      <style:text-properties officeooo:rsid="0025eb28"/>
    </style:style>
    <style:style style:name="T22" style:family="text">
      <style:text-properties officeooo:rsid="00211081"/>
    </style:style>
    <style:style style:name="T23" style:family="text">
      <style:text-properties officeooo:rsid="00292567"/>
    </style:style>
    <style:style style:name="T24" style:family="text">
      <style:text-properties fo:font-weight="normal" officeooo:rsid="0027f63c" style:font-weight-asian="normal" style:font-weight-complex="normal"/>
    </style:style>
    <style:style style:name="T25" style:family="text">
      <style:text-properties fo:font-weight="normal" officeooo:rsid="00292567" style:font-weight-asian="normal" style:font-weight-complex="normal"/>
    </style:style>
    <style:style style:name="T26" style:family="text">
      <style:text-properties officeooo:rsid="002b12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Manipulação e Criação de Imagens no Docker</text:p>
      <text:p text:style-name="P2"/>
      <text:p text:style-name="P2"/>
      <text:p text:style-name="P4">Você será capaz de</text:p>
      <text:list xml:id="list1868320279" text:style-name="L1">
        <text:list-item>
          <text:p text:style-name="P10">Criar imagens com Docker;</text:p>
        </text:list-item>
        <text:list-item>
          <text:p text:style-name="P10">Entender a arquitetura de camadas ( layers ) das imagens Docker ;</text:p>
        </text:list-item>
        <text:list-item>
          <text:p text:style-name="P10">Aplicar boas práticas e padrões na criação de imagem;</text:p>
        </text:list-item>
        <text:list-item>
          <text:p text:style-name="P10">"Dockerizar"/Gerar contêineres para suas aplicações;</text:p>
        </text:list-item>
      </text:list>
      <text:p text:style-name="P5"/>
      <text:p text:style-name="P5"/>
      <text:p text:style-name="P7">O que aprendemos aqui é podemos ter vários containers reproduzindo uma mesma imagem do Docker .</text:p>
      <text:p text:style-name="P7"/>
      <text:p text:style-name="P7"/>
      <text:p text:style-name="P8"><text:span text:style-name="T12">Toda imagem possui sua </text:span><text:span text:style-name="Source_20_Text"><text:span text:style-name="T17">IMAGE ID</text:span></text:span><text:span text:style-name="T14"> </text:span></text:p>
      <text:p text:style-name="P8"><text:span text:style-name="T13">T</text:span><text:span text:style-name="T12">odo container possui seu </text:span><text:span text:style-name="Source_20_Text"><text:span text:style-name="T17">CONTAINER ID</text:span></text:span><text:span text:style-name="T14"> </text:span><text:span text:style-name="T12">. </text:span></text:p>
      <text:p text:style-name="P13">Ambos são identificadores únicos </text:p>
      <text:p text:style-name="P5"/>
      <text:p text:style-name="P5"/>
      <text:p text:style-name="P5"><text:span text:style-name="T9">O </text:span><text:span text:style-name="Emphasis"><text:span text:style-name="T11">Docker </text:span></text:span><text:span text:style-name="T9">divide suas imagens em camadas para que elas possam ser reaproveitadas por outras imagens e não precisem ser instaladas em duplicidade.</text:span></text:p>
      <text:p text:style-name="P5"/>
      <text:p text:style-name="P5"><text:span text:style-name="T8">T</text:span><text:span text:style-name="T7">odas as vezes que criamos um container, uma camada extra </text:span><text:span text:style-name="Emphasis"><text:span text:style-name="T10">(chamada frequentemente de “container layer” - camada do container) </text:span></text:span><text:span text:style-name="T7">é adicionada aquela imagem</text:span></text:p>
      <text:p text:style-name="P5"/>
      <text:p text:style-name="P5"/>
      <text:p text:style-name="P9"><text:span text:style-name="T1">C</text:span>omandos</text:p>
      <text:p text:style-name="P6"/>
      <text:p text:style-name="P6">docker <text:span text:style-name="T19">images</text:span> ( Lista todas imagens do computador)</text:p>
      <text:p text:style-name="P6"/>
      <text:p text:style-name="P6">docker <text:span text:style-name="T19">rmi</text:span> -f &lt;IMAGE ID&gt; <text:s/><text:span text:style-name="T1">(Remover imagens)</text:span></text:p>
      <text:p text:style-name="P6"/>
      <text:p text:style-name="P6">docker start <text:span text:style-name="T19">-ai</text:span> meu_container <text:span text:style-name="T18">( a =&gt; attach , i =&gt; iterável )</text:span></text:p>
      <text:p text:style-name="P6"/>
      <text:p text:style-name="P6">docker run -d <text:span text:style-name="T19">-P </text:span>httpd:2.4<text:span text:style-name="T21">d <text:s/>(Docker faz um mapeamento de portas automático)</text:span></text:p>
      <text:p text:style-name="P6"/>
      <text:p text:style-name="P11"><text:span text:style-name="T22">docker run -d -</text:span><text:span text:style-name="T20">p</text:span><text:span text:style-name="T22"> 54321:80 httpd:2.4 </text:span><text:span text:style-name="T21">(Docker faz um mapeamento de portas manual)</text:span></text:p>
      <text:p text:style-name="P11"/>
      <text:p text:style-name="P11"/>
      <text:p text:style-name="P11"/>
      <text:p text:style-name="P15">Dockerfile - Comandos básicos</text:p>
      <text:p text:style-name="P15"/>
      <text:p text:style-name="P16">Criando e rodando uma aplicação React com Dockerfile</text:p>
      <text:p text:style-name="P16"/>
      <text:p text:style-name="P16"/>
      <text:p text:style-name="P16"/>
      <text:p text:style-name="P16"/>
      <text:p text:style-name="P16"><text:soft-page-break/></text:p>
      <text:p text:style-name="P17">Estrutura do DockerFile</text:p>
      <text:p text:style-name="P17"/>
      <text:p text:style-name="P17">FROM <text:s text:c="9"/><text:span text:style-name="T23">(define <text:s/></text:span><text:span text:style-name="T26">a imagem base para ser usada como referência)</text:span></text:p>
      <text:p text:style-name="P12"><text:span text:style-name="T24">WORKDIR <text:s/></text:span><text:span text:style-name="T25">(</text:span><text:span text:style-name="T15">definir um diretório de trabalho</text:span><text:span text:style-name="T16">)</text:span></text:p>
      <text:p text:style-name="P17">COPY<text:tab/></text:p>
      <text:p text:style-name="P17">RUN <text:s text:c="5"/><text:span text:style-name="T26">(</text:span>irá executar uma lista de comandos durante a criação da imagem<text:span text:style-name="T26">)</text:span></text:p>
      <text:p text:style-name="P17">EXPOSE <text:s text:c="4"/><text:span text:style-name="T26">(porta que será utilizada por nossa aplicação dentro do container)</text:span></text:p>
      <text:p text:style-name="P17">CMD</text:p>
      <text:p text:style-name="P17">ENTRYPOINT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4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5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3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1" svg:font-family="Verdana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Verdana2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1a021"/>
    </style:style>
    <style:style style:name="M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fo:color="#158466" style:font-name="DejaVu Sans" fo:font-style="normal" style:text-underline-style="none" fo:font-weight="bold" officeooo:rsid="00211081" style:font-style-asian="normal" style:font-weight-asian="bold" style:font-style-complex="normal" style:font-weight-complex="bold"/>
    </style:style>
    <style:style style:name="M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6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"><draw:image xlink:href="Pictures/1000000000000190000001904C2CB330BD0EE51C.jpg" xlink:type="simple" xlink:show="embed" xlink:actuate="onLoad" loext:mime-type="image/jpeg"/></draw:frame><text:span text:style-name="MT1">t</text:span> <text:s text:c="50"/><text:span text:style-name="MT2"><text:s/></text:span><text:span text:style-name="MT3">Caderno Trybe: </text:span><text:span text:style-name="MT4">19.2</text:span><text:span text:style-name="MT5"> <text:s text:c="6"/></text:span><text:span text:style-name="MT6"><text:s text:c="9"/>Data: </text:span><text:span text:style-name="MT6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2-02-15T21:46:19.936586886</dc:date>
    <meta:editing-duration>PT4H9M52S</meta:editing-duration>
    <meta:editing-cycles>7</meta:editing-cycles>
    <meta:generator>LibreOffice/6.4.7.2$Linux_X86_64 LibreOffice_project/40$Build-2</meta:generator>
    <dc:creator>Elton Moreno</dc:creator>
    <meta:document-statistic meta:table-count="0" meta:image-count="1" meta:object-count="0" meta:page-count="2" meta:paragraph-count="29" meta:word-count="241" meta:character-count="1559" meta:non-whitespace-character-count="1259"/>
  </office:meta>
</office:document-meta>
</file>